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2000003057F7C41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ssendiagramm Tischtennis-Shop</text:p>
      <text:p text:style-name="P2"><draw:frame draw:style-name="fr1" draw:name="Grafik1" text:anchor-type="paragraph" svg:width="16.141cm" svg:height="20.456cm" draw:z-index="0"><draw:image xlink:href="Pictures/1000020100000262000003057F7C41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5-12T19:25:52.65</meta:creation-date>
    <dc:date>2021-05-21T10:39:06.55</dc:date>
    <dc:creator>Mühlbach Michael</dc:creator>
    <meta:editing-duration>PT1M45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1" meta:paragraph-count="1" meta:word-count="2" meta:character-count="32"/>
  </office:meta>
</office:document-meta>
</file>